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dd32" officeooo:paragraph-rsid="0017dd32"/>
    </style:style>
    <style:style style:name="P2" style:family="paragraph" style:parent-style-name="Standard">
      <style:text-properties officeooo:rsid="0017f678" officeooo:paragraph-rsid="0017f678"/>
    </style:style>
    <style:style style:name="P3" style:family="paragraph" style:parent-style-name="Standard">
      <style:text-properties officeooo:rsid="0018fa2e" officeooo:paragraph-rsid="0018fa2e"/>
    </style:style>
    <style:style style:name="T1" style:family="text">
      <style:text-properties officeooo:rsid="0018fa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 UPDATE :</text:p>
      <text:p text:style-name="P1"/>
      <text:p text:style-name="P1">1) On modifie toutes les colonnes de la table (sauf la PK) en fonction de la PK.</text:p>
      <text:p text:style-name="P1"/>
      <text:p text:style-name="P1">2) Syntaxe :</text:p>
      <text:p text:style-name="P1">UPDATE « la table » SET colonne1 = valeur1, colonne2 = valeur2 WHERE PK = valeur</text:p>
      <text:p text:style-name="P1"/>
      <text:p text:style-name="P2">3) <text:span text:style-name="T1">Ecriture de la méthode :</text:span></text:p>
      <text:p text:style-name="P3">a) Ecriture de la signature.</text:p>
      <text:p text:style-name="P3">b) Déclaration de la variable de retour.</text:p>
      <text:p text:style-name="P3">c) Ecriture du return .</text:p>
      <text:p text:style-name="P3">d) Ecriture du code du corps de la fonction dans un try / catch.</text:p>
      <text:p text:style-name="P3">e) On écrit dans le catch : affichage du message d’erreur : $e→getMessage()… On sollicite la methode getMessage() de l’objet $e qui est de la classe PDOException.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9T14:07:00.117000000</meta:creation-date>
    <dc:date>2023-12-20T14:53:59.210000000</dc:date>
    <meta:editing-duration>P1DT46M57S</meta:editing-duration>
    <meta:editing-cycles>4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10" meta:word-count="103" meta:character-count="527" meta:non-whitespace-character-count="434"/>
  </office:meta>
</office:document-meta>
</file>